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undi:</text:p>
      <text:p text:style-name="Standard"/>
      <text:p text:style-name="Standard">Monter en compétence unity vr et plus particulièrement sur le problème actuel que je rencontre dans le codage de mon application ( la gestion de l'objet lorsqu'il est agripé, afin de l'amener, de l'éloigner ou de le replacer).</text:p>
      <text:p text:style-name="Standard">J'ai aussi travaillé sur mon rapport d'activité</text:p>
      <text:p text:style-name="Standard"/>
      <text:p text:style-name="Standard"/>
      <text:p text:style-name="Standard">Mardi:</text:p>
      <text:p text:style-name="Standard">Poursuite du travail de la veille enc ce qui concerne le problème de mon application.</text:p>
      <text:p text:style-name="Standard">Documentation de plusieurs de mes scripts.</text:p>
      <text:p text:style-name="Standard">Suite du travail sur le rapport d'activité.</text:p>
      <text:p text:style-name="Standard"/>
      <text:p text:style-name="Standard"/>
      <text:p text:style-name="Standard">Mercredi:</text:p>
      <text:p text:style-name="Standard">Recherche plus global pour une monter en compétence général sur unity.</text:p>
      <text:p text:style-name="Standard">Fin documentation de mes scripts et réarrengement de mon application</text:p>
      <text:p text:style-name="Standard">Suite du travail sur le rapport d'activité.</text:p>
      <text:p text:style-name="Standard"/>
      <text:p text:style-name="Standard"/>
      <text:p text:style-name="Standard"/>
      <text:p text:style-name="Standard">J'ai mis de coté les sites consultés si jamais il faut que je les mettes sur le github aussi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M47S</meta:editing-duration>
    <meta:editing-cycles>4</meta:editing-cycles>
    <meta:generator>OpenOffice/4.1.6$Win32 OpenOffice.org_project/416m1$Build-9790</meta:generator>
    <dc:date>2020-11-04T14:05:13.21</dc:date>
    <dc:creator>Christophe Martin</dc:creator>
    <meta:document-statistic meta:table-count="0" meta:image-count="0" meta:object-count="0" meta:page-count="1" meta:paragraph-count="12" meta:word-count="123" meta:character-count="738"/>
    <meta:user-defined meta:name="Info 1"/>
    <meta:user-defined meta:name="Info 2"/>
    <meta:user-defined meta:name="Info 3"/>
    <meta:user-defined meta:name="Info 4"/>
  </office:meta>
</office:document-meta>
</file>